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1.27cm"/>
    </style:style>
    <style:style style:name="gr3" style:family="graphic" style:parent-style-name="standard">
      <style:graphic-properties draw:stroke="none" svg:stroke-color="#000000" draw:fill="none" draw:fill-color="#ffffff" fo:min-height="0.635cm"/>
    </style:style>
    <style:style style:name="gr4" style:family="graphic" style:parent-style-name="standard">
      <style:graphic-properties draw:stroke="none" svg:stroke-color="#000000" draw:fill="none" draw:fill-color="#ffffff" fo:min-height="1.655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color="#ff0000"/>
    </style:style>
    <style:style style:name="P4" style:family="paragraph">
      <style:text-properties fo:color="#0000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/>
    </style:style>
    <style:style style:name="T3" style:family="text">
      <style:text-properties fo:color="#0000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2.225cm" svg:height="15.24cm" svg:x="2.905cm" svg:y="2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10.16cm" svg:x="6.432cm" svg:y="7.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10.16cm" svg:x="13.709cm" svg:y="7.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9.255cm" svg:y="2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12.43cm" svg:y="2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3.175cm" svg:x="17.51cm" svg:y="12.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0.635cm" svg:x="20.685cm" svg:y="2.2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7.62cm" svg:height="1.52cm" svg:x="20.32cm" svg:y="18.145cm">
          <draw:text-box>
            <text:p text:style-name="P2"><text:span text:style-name="T1">C6 Laboratory</text:span></text:p>
          </draw:text-box>
        </draw:frame>
        <draw:frame draw:style-name="gr3" draw:layer="layout" svg:width="2.54cm" svg:height="1.038cm" svg:x="21.12cm" svg:y="2.002cm">
          <draw:text-box>
            <text:p>door</text:p>
          </draw:text-box>
        </draw:frame>
        <draw:frame draw:style-name="gr4" draw:text-style-name="P3" draw:layer="layout" svg:width="3.175cm" svg:height="1.905cm" svg:x="9.155cm" svg:y="3.005cm">
          <draw:text-box>
            <text:p text:style-name="P3"><text:span text:style-name="T2">BS (111.111)</text:span></text:p>
          </draw:text-box>
        </draw:frame>
        <draw:frame draw:style-name="gr4" draw:text-style-name="P4" draw:layer="layout" svg:width="3.175cm" svg:height="1.905cm" svg:x="23.155cm" svg:y="2.205cm">
          <draw:text-box>
            <text:p text:style-name="P4"><text:span text:style-name="T3">MN1 (5.91)</text:span></text:p>
          </draw:text-box>
        </draw:frame>
        <draw:frame draw:style-name="gr4" draw:text-style-name="P4" draw:layer="layout" svg:width="3.175cm" svg:height="1.905cm" svg:x="2.956cm" svg:y="2.306cm">
          <draw:text-box>
            <text:p text:style-name="P4"><text:span text:style-name="T3">MN3 (2.12)</text:span></text:p>
          </draw:text-box>
        </draw:frame>
        <draw:frame draw:style-name="gr4" draw:text-style-name="P4" draw:layer="layout" svg:width="3.175cm" svg:height="1.905cm" svg:x="23.156cm" svg:y="15.706cm">
          <draw:text-box>
            <text:p text:style-name="P4"><text:span text:style-name="T3">MN2 (6.58)</text:span></text:p>
          </draw:text-box>
        </draw:frame>
        <draw:frame draw:style-name="gr4" draw:text-style-name="P4" draw:layer="layout" svg:width="3.175cm" svg:height="1.905cm" svg:x="2.856cm" svg:y="15.606cm">
          <draw:text-box>
            <text:p text:style-name="P4"><text:span text:style-name="T3">MN4 (2.04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02-23T18:36:13</meta:creation-date>
    <dc:date>2011-02-23T18:53:08</dc:date>
    <meta:editing-duration>PT00H10M23S</meta:editing-duration>
    <meta:editing-cycles>2</meta:editing-cycles>
    <meta:generator>OpenOffice.org/3.0$Linux OpenOffice.org_project/300m15$Build-9379</meta:generator>
    <meta:document-statistic meta:object-count="14"/>
    <meta:user-defined meta:name="Info 1"/>
    <meta:user-defined meta:name="Info 2"/>
    <meta:user-defined meta:name="Info 3"/>
    <meta:user-defined meta:name="Info 4"/>
  </office:meta>
</office:document-meta>
</file>